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95e68" officeooo:paragraph-rsid="0019459d" style:text-blinking="false" fo:background-color="transparent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padding="0cm" fo:border="none"/>
    </style:style>
    <style:style style:name="P4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weight="normal"/>
    </style:style>
    <style:style style:name="P6" style:family="paragraph" style:parent-style-name="Text_20_body">
      <style:paragraph-properties fo:margin-top="0.423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.423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20%" fo:text-align="justify" style:justify-single-word="false" fo:text-indent="1.27cm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cm" fo:margin-right="0cm" fo:margin-top="0.423cm" fo:margin-bottom="0cm" style:contextual-spacing="false" fo:line-height="120%" fo:text-align="start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.423cm" fo:margin-bottom="0cm" style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style:paragraph-properties fo:margin-top="0cm" fo:margin-bottom="0cm" style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5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6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7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8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9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0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1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2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3">
      <style:paragraph-properties fo:margin-top="0cm" fo:margin-bottom="0cm" style:contextual-spacing="false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</style:style>
    <style:style style:name="P27" style:family="paragraph" style:parent-style-name="Text_20_body">
      <style:paragraph-properties fo:margin-left="1.27cm" fo:margin-right="0cm" fo:margin-top="0cm" fo:margin-bottom="0cm" style:contextual-spacing="false" fo:line-height="120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1.27cm" fo:margin-right="0cm" fo:margin-top="0cm" fo:margin-bottom="0cm" style:contextual-spacing="false" fo:line-height="120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22af" style:text-blinking="false" fo:background-color="transparent"/>
    </style:style>
    <style:style style:name="P29" style:family="paragraph" style:parent-style-name="Text_20_body">
      <style:paragraph-properties fo:margin-left="2.54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style:font-name="Times New Roman" fo:font-size="12pt" fo:font-style="normal" fo:font-weight="normal" officeooo:rsid="001d22af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officeooo:rsid="001d22a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93cf13b-7fff-c425-6d7b-c08676a5f1b0"/>DOCKER</text:p>
      <text:p text:style-name="P3"/>
      <text:p text:style-name="P6"> <text:span text:style-name="T2">1.- Crear contenedor de ubuntu y exportarlo</text:span></text:p>
      <text:p text:style-name="P2">Una  vez tengamos instalado Docker podremos ir a la consola de comandos y ejecutar lo siguiente:</text:p>
      <text:list xml:id="list5255091810374764098" text:style-name="L2">
        <text:list-item>
          <text:p text:style-name="P14">Comprobar instalación con  la imagen de hello-word.</text:p>
        </text:list-item>
      </text:list>
      <text:p text:style-name="P27">$consola:  docker run hello-world</text:p>
      <text:p text:style-name="P28">$consola:  docker run <text:span text:style-name="T7">ubuntu:14.04</text:span></text:p>
      <text:list xml:id="list9060003479356087449" text:style-name="L3">
        <text:list-item>
          <text:p text:style-name="P15">Listar contenedores que se estén ejecutando.</text:p>
        </text:list-item>
      </text:list>
      <text:p text:style-name="P29">$consola: docker ps</text:p>
      <text:list xml:id="list4415231837640902666" text:style-name="L4">
        <text:list-item>
          <text:p text:style-name="P16">Listar todos los contenedores.</text:p>
        </text:list-item>
      </text:list>
      <text:p text:style-name="P4"><text:span text:style-name="T5">        </text:span><text:span text:style-name="T4">$consola:</text:span><text:span text:style-name="T6"> </text:span><text:span text:style-name="T4">docker -a</text:span></text:p>
      <text:list xml:id="list5850677204973385074" text:style-name="L5">
        <text:list-item>
          <text:p text:style-name="P17">Borrar docker.</text:p>
        </text:list-item>
      </text:list>
      <text:p text:style-name="P4"><text:span text:style-name="T5">         </text:span><text:span text:style-name="T4">$consola:</text:span><text:span text:style-name="T6"> </text:span><text:span text:style-name="T4">docker rm (Nombre/o/ ID)</text:span></text:p>
      <text:list xml:id="list8976936425951468125" text:style-name="L6">
        <text:list-item>
          <text:p text:style-name="P18">Listar todas las imágenes.</text:p>
        </text:list-item>
      </text:list>
      <text:p text:style-name="P4"><text:span text:style-name="T5">         </text:span><text:span text:style-name="T4">$consola:</text:span><text:span text:style-name="T6"> </text:span><text:span text:style-name="T4">docker images </text:span></text:p>
      <text:list xml:id="list6885835243763542624" text:style-name="L7">
        <text:list-item>
          <text:p text:style-name="P19">Eliminar la imagen.</text:p>
        </text:list-item>
      </text:list>
      <text:p text:style-name="P4"><text:span text:style-name="T5">         </text:span><text:span text:style-name="T4">$consola: docker rmi $nombre_Imagen</text:span></text:p>
      <text:p text:style-name="P4"><text:span text:style-name="T5">         </text:span><text:span text:style-name="T4">$consola:</text:span><text:span text:style-name="T6"> </text:span><text:span text:style-name="T4">docker rmi -f $nombre_Imagen</text:span></text:p>
      <text:list xml:id="list3947642452853949310" text:style-name="L8">
        <text:list-item>
          <text:p text:style-name="P20">Crear una imagen de un contenedor.</text:p>
        </text:list-item>
      </text:list>
      <text:p text:style-name="P4"><text:span text:style-name="T5">         </text:span><text:span text:style-name="T4">$consola:</text:span><text:span text:style-name="T6"> </text:span><text:span text:style-name="T4">docker commit $usuario/$nombre_Imagen.</text:span></text:p>
      <text:list xml:id="list3747504963880383011" text:style-name="L9">
        <text:list-item>
          <text:p text:style-name="P21">Cambiar nombre de la imagen.</text:p>
        </text:list-item>
      </text:list>
      <text:p text:style-name="P4"><text:span text:style-name="T5">         </text:span><text:span text:style-name="T4">$consola:</text:span><text:span text:style-name="T6"> </text:span><text:span text:style-name="T4">docker tag $nombre_Original $nomre_Nuevo.</text:span></text:p>
      <text:list xml:id="list6593527703530054216" text:style-name="L10">
        <text:list-item>
          <text:p text:style-name="P22">Loguearse en docker hub para crear repositorios desde consola.</text:p>
        </text:list-item>
      </text:list>
      <text:p text:style-name="P9"><text:span text:style-name="T3">$consola:</text:span><text:span text:style-name="T5"> </text:span><text:span text:style-name="T3">docker login</text:span></text:p>
      <text:list xml:id="list6406449576550121912" text:style-name="L11">
        <text:list-item>
          <text:p text:style-name="P23">Subir una imagen.</text:p>
        </text:list-item>
      </text:list>
      <text:p text:style-name="P4"><text:span text:style-name="T5">         </text:span><text:span text:style-name="T4">$consola:</text:span><text:span text:style-name="T6"> </text:span><text:span text:style-name="T4">docker push $nombre_Imagen</text:span></text:p>
      <text:list xml:id="list3656434767590546647" text:style-name="L12">
        <text:list-item>
          <text:p text:style-name="P24">Exportar un contenedor en fichero tar.</text:p>
        </text:list-item>
      </text:list>
      <text:p text:style-name="P5"><text:span text:style-name="T3"><text:tab/>$consola:</text:span><text:span text:style-name="T5"> </text:span><text:span text:style-name="T3">docker export $id &gt; update.tar</text:span></text:p>
      <text:list xml:id="list8666786246088988938" text:style-name="L13">
        <text:list-item>
          <text:p text:style-name="P25">Importar un contenedor de un fichero tar.</text:p>
        </text:list-item>
      </text:list>
      <text:p text:style-name="P10"><text:span text:style-name="T3">$consola:</text:span><text:span text:style-name="T5"> </text:span><text:span text:style-name="T3">docker import - update &lt; update.tar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2:01:26.158831918</meta:creation-date>
    <dc:date>2020-01-08T02:26:43.393360316</dc:date>
    <meta:editing-duration>PT1H2M1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158" meta:character-count="1113" meta:non-whitespace-character-count="917"/>
  </office:meta>
</office:document-meta>
</file>